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931in" table:align="left" style:writing-mode="lr-tb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3.4139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188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2" style:family="table">
      <style:table-properties style:width="7.1931in" table:align="left" style:writing-mode="lr-tb"/>
    </style:style>
    <style:style style:name="Table2.A" style:family="table-column">
      <style:table-column-properties style:column-width="0.3938in"/>
    </style:style>
    <style:style style:name="Table2.B" style:family="table-column">
      <style:table-column-properties style:column-width="4.2938in"/>
    </style:style>
    <style:style style:name="Table2.C" style:family="table-column">
      <style:table-column-properties style:column-width="1.441in"/>
    </style:style>
    <style:style style:name="Table2.D" style:family="table-column">
      <style:table-column-properties style:column-width="1.0646in"/>
    </style:style>
    <style:style style:name="Table2.1" style:family="table-row">
      <style:table-row-properties style:min-row-height="0.3194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paragraph-rsid="0019ce27" style:font-size-asian="12pt" style:font-size-complex="12pt"/>
    </style:style>
    <style:style style:name="P9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style:text-autospace="none"/>
      <style:text-properties fo:font-size="12pt" officeooo:paragraph-rsid="0019ce2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19ce2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9ce27" officeooo:paragraph-rsid="0019ce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a91c8" officeooo:paragraph-rsid="001a91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22" style:family="paragraph" style:parent-style-name="Standard">
      <style:paragraph-properties fo:text-align="justify" style:justify-single-word="false"/>
      <style:text-properties style:text-position="super 58%" fo:font-size="14pt" fo:font-weight="bold" style:font-size-asian="14pt" style:font-weight-asian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size-complex="12pt"/>
    </style:style>
    <style:style style:name="P24" style:family="paragraph" style:parent-style-name="Standard">
      <style:paragraph-properties fo:margin-left="3.8752in" fo:margin-right="0in" fo:line-height="115%" fo:text-align="center" style:justify-single-word="false" fo:text-indent="0in" style:auto-text-indent="false"/>
    </style:style>
    <style:style style:name="P25" style:family="paragraph" style:parent-style-name="Standard">
      <style:paragraph-properties fo:margin-left="3.8752in" fo:margin-right="0in" fo:text-align="center" style:justify-single-word="false" fo:text-indent="0in" style:auto-text-indent="false"/>
      <style:text-properties fo:font-size="12pt" style:font-size-asian="12pt" style:font-weight-complex="bold"/>
    </style:style>
    <style:style style:name="P26" style:family="paragraph" style:parent-style-name="Standard">
      <style:paragraph-properties fo:margin-left="3.8752in" fo:margin-right="0in" fo:line-height="150%" fo:text-align="center" style:justify-single-word="false" fo:text-indent="0in" style:auto-text-indent="false"/>
      <style:text-properties fo:font-size="14pt" style:text-underline-style="solid" style:text-underline-width="auto" style:text-underline-color="font-color" officeooo:rsid="0019ce27" officeooo:paragraph-rsid="0019ce27" style:font-size-asian="14pt"/>
    </style:style>
    <style:style style:name="P27" style:family="paragraph" style:parent-style-name="Standard">
      <style:paragraph-properties fo:margin-left="0in" fo:margin-right="0.0972in" fo:text-indent="0in" style:auto-text-indent="false"/>
      <style:text-properties fo:font-size="8pt" style:font-size-asian="8pt" style:font-size-complex="8pt"/>
    </style:style>
    <style:style style:name="P28" style:family="paragraph" style:parent-style-name="Standard">
      <style:paragraph-properties fo:margin-left="1.75in" fo:margin-right="0in" fo:text-align="justify" style:justify-single-word="false" fo:text-indent="0in" style:auto-text-indent="false"/>
    </style:style>
    <style:style style:name="P29" style:family="paragraph" style:parent-style-name="Основной_20_текст_20_2">
      <style:text-properties fo:font-size="12pt" fo:language="ru" fo:country="RU" fo:font-weight="normal" style:font-size-asian="12pt" style:font-weight-asian="normal" style:font-size-complex="12pt"/>
    </style:style>
    <style:style style:name="P30" style:family="paragraph" style:parent-style-name="Text_20_body">
      <style:text-properties fo:language="ru" fo:country="RU" fo:font-weight="normal" style:font-weight-asian="normal" style:font-size-complex="12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32" style:family="paragraph" style:parent-style-name="Standard">
      <style:paragraph-properties fo:line-height="115%" style:text-autospace="none"/>
      <style:text-properties fo:font-size="12pt" style:text-underline-style="solid" style:text-underline-width="auto" style:text-underline-color="font-color" officeooo:rsid="0019ce27" officeooo:paragraph-rsid="0019ce27" style:font-size-asian="12pt" style:font-size-complex="12pt"/>
    </style:style>
    <style:style style:name="P33" style:family="paragraph" style:parent-style-name="Standard">
      <style:paragraph-properties fo:line-height="115%" style:text-autospace="none"/>
      <style:text-properties fo:font-size="12pt" style:text-underline-style="solid" style:text-underline-width="auto" style:text-underline-color="font-color" officeooo:paragraph-rsid="0019ce27" style:font-size-asian="12pt" style:font-size-complex="12pt"/>
    </style:style>
    <style:style style:name="P34" style:family="paragraph" style:parent-style-name="Heading_20_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P35" style:family="paragraph" style:parent-style-name="Heading_20_1">
      <style:paragraph-properties fo:line-height="115%"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P36" style:family="paragraph" style:parent-style-name="Heading_20_1">
      <style:paragraph-properties fo:line-height="115%" fo:text-align="start" style:justify-single-word="false"/>
    </style:style>
    <style:style style:name="P37" style:family="paragraph" style:parent-style-name="Heading_20_1">
      <style:text-properties officeooo:paragraph-rsid="0019ce27"/>
    </style:style>
    <style:style style:name="P38" style:family="paragraph" style:parent-style-name="Heading_20_1">
      <style:paragraph-properties fo:margin-left="3.8752in" fo:margin-right="0in" fo:line-height="150%" fo:text-align="center" style:justify-single-word="false" fo:text-indent="0in" style:auto-text-indent="false"/>
      <style:text-properties fo:font-size="12pt" fo:language="ru" fo:country="RU" style:font-size-asian="12pt" style:font-size-complex="12pt"/>
    </style:style>
    <style:style style:name="P39" style:family="paragraph" style:parent-style-name="Heading_20_3">
      <style:text-properties fo:font-weight="normal" style:font-weight-asian="normal" style:font-size-complex="12pt"/>
    </style:style>
    <style:style style:name="P40" style:family="paragraph" style:parent-style-name="Heading_20_2">
      <style:paragraph-properties fo:line-height="115%"/>
      <style:text-properties fo:font-size="14pt" fo:language="ru" fo:country="RU" style:font-size-asian="14pt" style:font-size-complex="14pt"/>
    </style:style>
    <style:style style:name="P41" style:family="paragraph" style:parent-style-name="Heading_20_4">
      <style:text-properties style:text-position="0% 100%" fo:font-size="12pt" fo:language="ru" fo:country="RU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weight-complex="bold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T4" style:family="text">
      <style:text-properties fo:font-size="12pt" fo:language="ru" fo:country="RU" style:text-underline-style="solid" style:text-underline-width="auto" style:text-underline-color="font-color" fo:font-weight="normal" officeooo:rsid="0019ce27" style:font-size-asian="12pt" style:font-weight-asian="normal" style:font-size-complex="12pt" style:font-weight-complex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9ce27" style:font-size-asian="12pt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9ce27" style:font-size-asian="12pt"/>
    </style:style>
    <style:style style:name="T10" style:family="text">
      <style:text-properties fo:font-size="12pt" style:text-underline-style="solid" style:text-underline-width="auto" style:text-underline-color="font-color" officeooo:rsid="001a91c8" style:font-size-asian="12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bold"/>
    </style:style>
    <style:style style:name="T13" style:family="text">
      <style:text-properties fo:font-size="8pt" fo:language="ru" fo:country="RU" fo:font-weight="normal" style:font-size-asian="8pt" style:font-weight-asian="normal" style:font-weight-complex="bold"/>
    </style:style>
    <style:style style:name="T14" style:family="text">
      <style:text-properties fo:font-size="8pt" fo:language="ru" fo:country="RU" fo:font-weight="normal" style:font-size-asian="8pt" style:font-weight-asian="normal" style:font-size-complex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weight="bold" style:font-weight-asian="bold"/>
    </style:style>
    <style:style style:name="T17" style:family="text">
      <style:text-properties style:text-position="super 58%" fo:font-size="12pt" style:font-size-asian="12pt" style:font-weight-complex="bold"/>
    </style:style>
    <style:style style:name="T18" style:family="text">
      <style:text-properties officeooo:rsid="0019ce2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9ce27"/>
    </style:style>
    <style:style style:name="T21" style:family="text">
      <style:text-properties style:text-underline-style="solid" style:text-underline-width="auto" style:text-underline-color="font-color" officeooo:rsid="001a91c8"/>
    </style:style>
    <style:style style:name="T22" style:family="text">
      <style:text-properties officeooo:rsid="001a91c8"/>
    </style:style>
    <style:style style:name="T23" style:family="text">
      <style:text-properties fo:color="#800000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officeooo:rsid="001d57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И НАУКИ РОССИЙСКОЙ ФЕДЕРАЦИИ</text:p>
      <text:p text:style-name="P5">Федеральное государственное бюджетное образовательное учреждение </text:p>
      <text:p text:style-name="P5">высшего образования «Севастопольский государственный университет»</text:p>
      <text:h text:style-name="P34" text:outline-level="1"/>
      <text:p text:style-name="Standard"/>
      <text:h text:style-name="P36" text:outline-level="1"><text:span text:style-name="T3">Институт </text:span><text:span text:style-name="T4">информационных технологий и управления в технических системах<text:tab/><text:tab/><text:tab/></text:span></text:h>
      <text:h text:style-name="P35" text:outline-level="1">Кафедра <text:span text:style-name="T20">информационных технологий и компьютерных систем<text:tab/><text:tab/><text:tab/><text:tab/><text:tab/></text:span></text:h>
      <text:p text:style-name="P12">Направление подготовки (специальность) <text:span text:style-name="T20">09.03.01 – информатика и вычислительная техника<text:tab/></text:span></text:p>
      <text:h text:style-name="P37" text:outline-level="1"><text:span text:style-name="T11"><text:s text:c="45"/><text:tab/><text:tab/><text:tab/><text:tab/><text:tab/> <text:s text:c="9"/></text:span><text:span text:style-name="T13">(шифр и название)</text:span><text:span text:style-name="T12"> <text:s text:c="44"/></text:span></text:h>
      <text:h text:style-name="P38" text:outline-level="1"/>
      <text:h text:style-name="P38" text:outline-level="1">УТВЕРЖДАЮ</text:h>
      <text:p text:style-name="P24"><text:span text:style-name="T6">Заведующий кафедрой </text:span><text:span text:style-name="T8">ИтиКС<text:tab/></text:span></text:p>
      <text:p text:style-name="P26"><text:tab/><text:tab/><text:tab/>А.А. Брюховецкий</text:p>
      <text:p text:style-name="P25">“____” _________________20<text:span text:style-name="T18">15 </text:span>года</text:p>
      <text:p text:style-name="P13"/>
      <text:h text:style-name="P40" text:outline-level="2">З <text:s/>А <text:s/>Д <text:s/>А <text:s/>Н <text:s/>И <text:s/>Е</text:h>
      <text:p text:style-name="P4"/>
      <text:p text:style-name="P4">на выпускную квалификационную работу</text:p>
      <text:p text:style-name="P4">(форма выпускной квалификационной работы <text:span text:style-name="T20">дипломная работа<text:tab/><text:tab/><text:tab/><text:tab/></text:span>)</text:p>
      <text:p text:style-name="P27"><text:s text:c="45"/><text:tab/><text:tab/><text:tab/><text:tab/><text:tab/> <text:s text:c="7"/>(дипломная работа (проект), магистерская диссертация)</text:p>
      <text:p text:style-name="P4">студенту <text:span text:style-name="T19"><text:tab/><text:tab/><text:tab/></text:span><text:span text:style-name="T20">гр. ВТб-41д Умерову Амету Ремзиевичу<text:tab/><text:tab/><text:tab/><text:tab/></text:span></text:p>
      <text:p text:style-name="P27"/>
      <text:p text:style-name="P23"><text:span text:style-name="T1">1. Тема работы (проекта) </text:span><text:span text:style-name="T9">Разработка виртуальной инфраструктуры для реализации облачных услуг<text:tab/><text:tab/><text:tab/><text:tab/><text:tab/><text:tab/><text:tab/><text:tab/><text:tab/><text:tab/><text:tab/><text:tab/><text:tab/></text:span></text:p>
      <text:p text:style-name="P30">руководитель работы (проекта) <text:span text:style-name="T20">доцент Мащенко Е.Н.<text:tab/><text:tab/><text:tab/><text:tab/><text:tab/><text:tab/></text:span></text:p>
      <text:p text:style-name="P2"><text:span text:style-name="T15"><text:tab/><text:tab/><text:tab/><text:tab/><text:tab/>(</text:span><text:span text:style-name="Заголовок_20_1_20_Знак"><text:span text:style-name="T14">фамилия, имя, отчество</text:span></text:span><text:span text:style-name="T15">, научная степень, ученое звание, должность)</text:span></text:p>
      <text:p text:style-name="P6">Утверждены приказом высшего учебного заведения от “___”____________20<text:span text:style-name="T18">15</text:span> года №_____</text:p>
      <text:p text:style-name="P7"/>
      <text:p text:style-name="P7">2. Срок подачи студентом работы (проекта) <text:span text:style-name="T19"><text:tab/><text:tab/><text:tab/></text:span><text:span text:style-name="T20">2015 г.</text:span></text:p>
      <text:p text:style-name="P8"/>
      <text:p text:style-name="P8">3. Входные данные к работе (проекту) <text:span text:style-name="T20">параметры клиентских контейнеров, параметры администрирования виртуальной инфраструктуры, параметры системы мониторинга и резервного копирования, перечень оказываемых облачных услуг; критерии качества обслуживания клиентов. Технология виртуализации: OpenVZ. Критерии эффективности виртуальной инфраструктуры по производительности и надежности определены в соглашении об уровне обслуживания облачного провайдера.</text:span></text:p>
      <text:p text:style-name="P10"/>
      <text:p text:style-name="P10">4. Содержание расчетно-пояснительной записки (перечень вопросов, которые нужно разработать) <text:span text:style-name="T20">Введение. 1. Постановка задачи. 2. Обзор современных методов и технологий серверной виртуализации. 3. Системный анализ виртуальной инфраструктуры 4. Описание виртуальной инфраструктуры. 5. Руководство администратора. 6. Руководство пользователя</text:span></text:p>
      <text:p text:style-name="P32">7. Результаты тестирования. <text:span text:style-name="T25">8</text:span><text:span text:style-name="T24">. Безопасность </text:span><text:span text:style-name="T25">жизнедеятельности</text:span><text:span text:style-name="T24">.</text:span> Заключение. Библиографический список. Приложения.</text:p>
      <text:p text:style-name="P9"/>
      <text:p text:style-name="P33">5. Перечень графического материала (с точным указанием обязательных чертежей)</text:p>
      <text:p text:style-name="P32">1.Постановка задачи (1 плакат) </text:p>
      <text:p text:style-name="P32">2. Схемы алгоритмов функционирования виртуальной инфраструктуры (2 листа) </text:p>
      <text:p text:style-name="P32">3. Результаты тестирования виртуальной инфраструктуры (1 плакат)</text:p>
      <text:p text:style-name="P29"><text:soft-page-break/>6. Консультанты разделов работы (проекта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3">Раздел</text:p>
          </table:table-cell>
          <table:table-cell table:style-name="Table1.A1" table:number-rows-spanned="2" office:value-type="string">
            <text:p text:style-name="P3">Фамилия, инициалы и должность</text:p>
            <text:p text:style-name="P3">консультанта</text:p>
          </table:table-cell>
          <table:table-cell table:style-name="Table1.C1" table:number-columns-spanned="2" office:value-type="string">
            <text:p text:style-name="P3">Подпись, дата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">задание </text:p>
            <text:p text:style-name="P3">выдал</text:p>
          </table:table-cell>
          <table:table-cell table:style-name="Table1.C1" office:value-type="string">
            <text:p text:style-name="P3">задание принял</text:p>
          </table:table-cell>
        </table:table-row>
        <table:table-row table:style-name="Table1.3">
          <table:table-cell table:style-name="Table1.C2" office:value-type="string">
            <text:p text:style-name="P14">ОТ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3">
          <table:table-cell table:style-name="Table1.C2" office:value-type="string">
            <text:p text:style-name="P14">БСЧ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3">
          <table:table-cell table:style-name="Table1.C2" office:value-type="string">
            <text:p text:style-name="P14">Нормоконтроль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3"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3"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3"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3"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</table:table>
      <text:p text:style-name="P2"/>
      <text:p text:style-name="P11">7. Дата выдачи задания <text:span text:style-name="T19"><text:tab/><text:tab/></text:span><text:span text:style-name="T21">2015 г.<text:tab/><text:tab/><text:tab/><text:tab/></text:span></text:p>
      <text:p text:style-name="P22"/>
      <text:p text:style-name="P22"/>
      <text:h text:style-name="P41" text:outline-level="4"/>
      <text:h text:style-name="P41" text:outline-level="4">КАЛЕНДАРН<text:span text:style-name="T22">Ы</text:span>Й ПЛАН</text:h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№</text:p>
            <text:p text:style-name="P3">п/п</text:p>
          </table:table-cell>
          <table:table-cell table:style-name="Table2.A1" office:value-type="string">
            <text:p text:style-name="P3">Название этапов</text:p>
            <text:p text:style-name="P3">работы (проекта)</text:p>
          </table:table-cell>
          <table:table-cell table:style-name="Table2.A1" office:value-type="string">
            <text:p text:style-name="P5">Срок выполнения этапов работы</text:p>
            <text:p text:style-name="P3">(проекта)</text:p>
          </table:table-cell>
          <table:table-cell table:style-name="Table2.D1" office:value-type="string">
            <text:h text:style-name="P39" text:outline-level="3">Примечание</text:h>
          </table:table-cell>
        </table:table-row>
        <table:table-row table:style-name="Table2.2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Анализ постановки задачи, системный анализ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 table:style-name="Table2.3"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Разработка алгоритмов функционирования системы и основных подсистем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Разработка виртуальной инфраструктуры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 table:style-name="Table2.5"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Испытание виртуальной инфраструктуры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 table:style-name="Table2.6"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Оформление пояснительной записки и чертежей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 table:style-name="Table2.7"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Представление работы на кафедру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 table:style-name="Table2.8"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Защита работы в ГЭК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</table:table>
      <text:p text:style-name="P19"/>
      <text:p text:style-name="P20"/>
      <text:p text:style-name="P18"><text:span text:style-name="T16"><text:s text:c="51"/></text:span><text:span text:style-name="T5">Студент<text:tab/></text:span><text:span text:style-name="T7"><text:tab/><text:tab/></text:span><text:span text:style-name="T1"> <text:s/></text:span><text:span text:style-name="T10">Умеров А.Р.</text:span></text:p>
      <text:p text:style-name="P17"><text:span text:style-name="T2"><text:s text:c="63"/></text:span><text:span text:style-name="T17">( подпись ) <text:s text:c="17"/>(фамилия и инициалы)</text:span></text:p>
      <text:p text:style-name="P28"><text:span text:style-name="T5">Руководитель работы (проекта) </text:span><text:span text:style-name="T1">_____________ <text:s/></text:span><text:span text:style-name="T10">Мащенко Е.Н.<text:tab/></text:span></text:p>
      <text:p text:style-name="P18"><text:span text:style-name="T2"><text:s text:c="101"/><text:tab/> <text:s/></text:span><text:span text:style-name="T17">( подпись ) <text:s text:c="16"/>(фамилия и инициалы)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4pt" fo:language="uk" fo:country="UA" fo:font-weight="bold" style:font-size-asian="14pt" style:font-weight-asian="bold" style:language-complex="ar" style:country-complex="SA"/>
    </style:style>
    <style:style style:name="Верхний_20_колонтитул_20_Знак" style:display-name="Верхний колонтитул Знак" style:family="tex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0.7874in" fo:margin-right="0.6055in" style:writing-mode="lr-tb" style:layout-grid-color="#c0c0c0" style:layout-grid-lines="55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5T08:59:00</meta:creation-date>
    <dc:creator>Amet Umerov</dc:creator>
    <dc:date>2015-05-20T14:07:25.912385127</dc:date>
    <meta:print-date>2015-03-25T10:19:00</meta:print-date>
    <meta:editing-cycles>15</meta:editing-cycles>
    <meta:editing-duration>PT29M6S</meta:editing-duration>
    <meta:generator>LibreOffice/4.2.8.2$Linux_X86_64 LibreOffice_project/420m0$Build-2</meta:generator>
    <meta:document-statistic meta:table-count="2" meta:image-count="0" meta:object-count="0" meta:page-count="2" meta:paragraph-count="67" meta:word-count="341" meta:character-count="3361" meta:non-whitespace-character-count="2600"/>
  </office:meta>
</office:document-meta>
</file>